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eeee4" officeooo:paragraph-rsid="001eeee4"/>
    </style:style>
    <style:style style:name="P2" style:family="paragraph" style:parent-style-name="Heading_20_1">
      <style:text-properties officeooo:paragraph-rsid="001eeee4"/>
    </style:style>
    <style:style style:name="P3" style:family="paragraph" style:parent-style-name="Heading_20_1">
      <style:text-properties officeooo:rsid="0020377f" officeooo:paragraph-rsid="0020377f"/>
    </style:style>
    <style:style style:name="P4" style:family="paragraph" style:parent-style-name="Standard">
      <style:text-properties officeooo:rsid="001eeee4" officeooo:paragraph-rsid="001eeee4"/>
    </style:style>
    <style:style style:name="P5" style:family="paragraph" style:parent-style-name="Text_20_body">
      <style:text-properties officeooo:rsid="001eeee4" officeooo:paragraph-rsid="001eeee4"/>
    </style:style>
    <style:style style:name="P6" style:family="paragraph" style:parent-style-name="Text_20_body">
      <style:text-properties officeooo:paragraph-rsid="001eeee4"/>
    </style:style>
    <style:style style:name="P7" style:family="paragraph" style:parent-style-name="Text_20_body">
      <style:text-properties officeooo:rsid="0020377f" officeooo:paragraph-rsid="0020377f"/>
    </style:style>
    <style:style style:name="T1" style:family="text">
      <style:text-properties officeooo:rsid="001eeee4"/>
    </style:style>
    <style:style style:name="T2" style:family="text">
      <style:text-properties officeooo:rsid="0020377f"/>
    </style:style>
    <style:style style:name="T3" style:family="text">
      <style:text-properties officeooo:rsid="00205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usePilot Technical Documentation</text:p>
      <text:p text:style-name="P4"/>
      <text:h text:style-name="P3" text:outline-level="1"/>
      <text:h text:style-name="P1" text:outline-level="1">Django Overview</text:h>
      <text:p text:style-name="P7">Django is a full, self-contained development stack that relies on Python. Very popular for prototyping and small-mid sized projects. </text:p>
      <text:p text:style-name="P5"/>
      <text:p text:style-name="P5">It’s most important to understand how <text:span text:style-name="T2">Django fetches and delivers HTTP requests</text:span></text:p>
      <text:h text:style-name="P1" text:outline-level="1"/>
      <text:p text:style-name="P6"/>
      <text:h text:style-name="P1" text:outline-level="1">Project Structure</text:h>
      <text:p text:style-name="P6"/>
      <text:h text:style-name="P1" text:outline-level="1">Database Schema</text:h>
      <text:p text:style-name="P6"/>
      <text:h text:style-name="P1" text:outline-level="1">Testing</text:h>
      <text:p text:style-name="P5">Coverage</text:p>
      <text:h text:style-name="P1" text:outline-level="1">HTMX</text:h>
      <text:p text:style-name="P6"/>
      <text:h text:style-name="P1" text:outline-level="1">AlpineJS</text:h>
      <text:p text:style-name="P6"/>
      <text:h text:style-name="P1" text:outline-level="1">Continuous Integration Pipeline</text:h>
      <text:p text:style-name="P6"/>
      <text:h text:style-name="P1" text:outline-level="1"><text:soft-page-break/></text:h>
      <text:h text:style-name="P2" text:outline-level="1"><text:span text:style-name="T1">Useful Commands</text:span></text:h>
      <text:p text:style-name="P6"/>
      <text:h text:style-name="P1" text:outline-level="1">Django Resources</text:h>
      <text:p text:style-name="P6"/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23:55.570280339</meta:creation-date>
    <dc:date>2024-09-15T14:01:55.247776055</dc:date>
    <meta:editing-duration>PT16M18S</meta:editing-duration>
    <meta:editing-cycles>1</meta:editing-cycles>
    <meta:document-statistic meta:table-count="0" meta:image-count="0" meta:object-count="0" meta:page-count="2" meta:paragraph-count="13" meta:word-count="51" meta:character-count="382" meta:non-whitespace-character-count="343"/>
    <meta:generator>LibreOffice/7.3.7.2$Linux_X86_64 LibreOffice_project/30$Build-2</meta:generator>
  </office:meta>
</office:document-meta>
</file>